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/>
    <style:font-face style:name="Aptos Display" svg:font-family="'Aptos Display'"/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Rubrikbild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Rubrikbild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Rubrikbild-notes">
      <style:graphic-properties draw:fill-color="#ffffff" draw:auto-grow-height="false" fo:min-height="12.572cm" loext:decorative="false"/>
      <style:paragraph-properties style:writing-mode="lr-tb"/>
    </style:style>
    <style:style style:name="pr4" style:family="presentation" style:parent-style-name="Rubrik_20_och_20_innehåll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Rubrik_20_och_20_innehåll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Rubrik_20_och_20_innehåll-notes">
      <style:graphic-properties draw:fill-color="#ffffff" draw:auto-grow-height="false" fo:min-height="12.572cm" loext:decorative="false"/>
      <style:paragraph-properties style:writing-mode="lr-tb"/>
    </style:style>
    <style:style style:name="pr7" style:family="presentation" style:parent-style-name="Rubrik_20_och_20_innehåll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7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60pt" fo:letter-spacing="normal" fo:language="sv" fo:country="SE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44pt" fo:letter-spacing="normal" fo:language="sv" fo:country="SE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44pt" fo:letter-spacing="normal" fo:language="sv" fo:country="SE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8pt" fo:letter-spacing="normal" fo:language="sv" fo:country="SE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8pt" fo:letter-spacing="normal" fo:language="sv" fo:country="S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resentation&#10;LAGNAMN" draw:style-name="dp1" draw:master-page-name="Rubrikbild" presentation:presentation-page-layout-name="AL1T0">
        <draw:frame draw:name="Rubrik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Presentation</text:span><text:span text:style-name="T1"><text:line-break/></text:span><text:span text:style-name="T1">Region Örebro län</text:span></text:p>
          </draw:text-box>
        </draw:frame>
        <draw:frame draw:name="Underrubrik 2" presentation:style-name="pr2" draw:text-style-name="P3" draw:layer="layout" svg:width="25.399cm" svg:height="4.598cm" svg:x="4.233cm" svg:y="10.00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ips&#10;" draw:style-name="dp1" draw:master-page-name="Rubrik_20_och_20_innehåll" presentation:presentation-page-layout-name="AL2T11">
        <draw:frame draw:name="Rubrik 1" presentation:style-name="pr4" draw:text-style-name="P6" draw:layer="layout" svg:width="29.209cm" svg:height="3.681cm" svg:x="2.328cm" svg:y="2.769cm" presentation:class="title" presentation:user-transformed="true">
          <draw:text-box>
            <text:p text:style-name="P5"><text:span text:style-name="T2">Tips</text:span><text:span text:style-name="T3"><text:line-break/></text:span><text:span text:style-name="T3"/></text:p>
          </draw:text-box>
        </draw:frame>
        <draw:frame draw:name="Platshållare för innehåll 2" presentation:style-name="pr5" draw:text-style-name="P8" draw:layer="layout" svg:width="29.209cm" svg:height="10.706cm" svg:x="2.328cm" svg:y="5.105cm" presentation:class="outline" presentation:user-transformed="true">
          <draw:text-box>
            <text:list text:style-name="L2">
              <text:list-item>
                <text:p text:style-name="P7"><text:span text:style-name="T4">Tidsrekommendation</text:span></text:p>
              </text:list-item>
              <text:list-item>
                <text:p text:style-name="P7"><text:span text:style-name="T5">5-6 slides totalt</text:span></text:p>
              </text:list-item>
              <text:list-item>
                <text:p text:style-name="P7"><text:span text:style-name="T5">Max 30-45 sek per slide</text:span></text:p>
              </text:list-item>
              <text:list-item>
                <text:p text:style-name="P7"><text:span text:style-name="T5">Hellre för kort än för långt</text:span></text:p>
              </text:list-item>
              <text:list-item>
                <text:p text:style-name="P7"><text:span text:style-name="T5">Fokusera på lösningen, inte er kompetens, tiden går fort!</text:span><text:span text:style-name="T5"><text:line-break/></text:span><text:span text:style-name="T5"/></text:p>
              </text:list-item>
              <text:list-item>
                <text:p text:style-name="P7"><text:span text:style-name="T4">Viktigt att komma ihåg</text:span></text:p>
              </text:list-item>
              <text:list-item>
                <text:p text:style-name="P7"><text:span text:style-name="T5">Juryn bedömer </text:span><text:span text:style-name="T4">idé, genomförbarhet och potential</text:span></text:p>
              </text:list-item>
              <text:list-item>
                <text:p text:style-name="P7"><text:span text:style-name="T5">Det är okej om allt inte är färdigt</text:span></text:p>
              </text:list-item>
              <text:list-item>
                <text:p text:style-name="P7"><text:span text:style-name="T5">Tydlighet slår ofta teknisk perfektion</text:span></text:p>
              </text:list-item>
            </text:list>
            <text:p text:style-name="P7"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ubrik_20_och_20_innehåll" presentation:presentation-page-layout-name="AL2T11">
        <office:forms form:automatic-focus="false" form:apply-design-mode="false"/>
        <draw:frame draw:name="Rubrik 1" presentation:style-name="pr4" draw:text-style-name="P6" draw:layer="layout" svg:width="29.209cm" svg:height="3.681cm" svg:x="2.328cm" svg:y="2.769cm" presentation:class="title" presentation:user-transformed="true">
          <draw:text-box>
            <text:p text:style-name="P5"><text:span text:style-name="T2">Tillfälligt beställarstöd och kontaktinformation</text:span><text:span text:style-name="T2"><text:line-break/></text:span><text:span text:style-name="T2">Rubrik:</text:span><text:span text:style-name="T3"> Vad händer när allt slutar fungera?</text:span><text:span text:style-name="T3"><text:line-break/></text:span><text:span text:style-name="T3"/></text:p>
          </draw:text-box>
        </draw:frame>
        <draw:frame draw:name="Platshållare för innehåll 2" presentation:style-name="pr7" draw:text-style-name="P8" draw:layer="layout" svg:width="29.209cm" svg:height="10.706cm" svg:x="2.328cm" svg:y="6.452cm" presentation:class="outline" presentation:user-transformed="true">
          <draw:text-box>
            <text:p text:style-name="P9"><text:span text:style-name="T4">Innehåll (kort):</text:span></text:p>
            <text:list text:style-name="L2">
              <text:list-item>
                <text:p text:style-name="P9"><text:span text:style-name="T5">Vad händer när sjukvården inte kan beställa </text:span><text:span text:style-name="T5">förbrukningsmaterial?</text:span></text:p>
              </text:list-item>
              <text:list-item>
                <text:p text:style-name="P9"><text:span text:style-name="T5">Ekonomisystem eller leverantörsystem blir otillgängligt</text:span></text:p>
              </text:list-item>
              <text:list-item>
                <text:p text:style-name="P9"><text:span text:style-name="T5">Utan förbrukningsmaterial kan inte vård bedrivas på ett </text:span><text:span text:style-name="T5">patientsäkert sätt</text:span></text:p>
              </text:list-item>
              <text:list-item>
                <text:p text:style-name="P9"><text:span text:style-name="T5">Hur vet vi vilka kontaktvägar som gäller när </text:span><text:span text:style-name="T5">kontaktinformation blir otillgänglig?</text:span></text:p>
              </text:list-item>
            </text:list>
            <text:p text:style-name="P9"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ubrik_20_och_20_innehåll" presentation:presentation-page-layout-name="AL2T11">
        <draw:frame draw:name="Rubrik 1" presentation:style-name="pr4" draw:text-style-name="P6" draw:layer="layout" svg:width="29.209cm" svg:height="3.681cm" svg:x="2.328cm" svg:y="2.769cm" presentation:class="title" presentation:user-transformed="true">
          <draw:text-box>
            <text:p text:style-name="P5"><text:span text:style-name="T2">Slide 2 – Lösningen (45 sek)</text:span><text:span text:style-name="T2"><text:line-break/></text:span><text:span text:style-name="T2">Rubrik:</text:span><text:span text:style-name="T3"> Vår idé – Tillfällig beställarstöd + information om kontaktvägar</text:span><text:span text:style-name="T3"><text:line-break/></text:span><text:span text:style-name="T3"/></text:p>
          </draw:text-box>
        </draw:frame>
        <draw:frame draw:name="Platshållare för innehåll 2" presentation:style-name="pr5" draw:text-style-name="P8" draw:layer="layout" svg:width="29.209cm" svg:height="10.706cm" svg:x="2.328cm" svg:y="6.452cm" presentation:class="outline" presentation:user-transformed="true">
          <draw:text-box>
            <text:p text:style-name="P9"><text:span text:style-name="T4">Innehåll:</text:span></text:p>
            <text:list text:style-name="L2">
              <text:list-item>
                <text:p text:style-name="P9"><text:span text:style-name="T5">En resilient klient-serverlösning som lagrar beställningar och går att hantera även om servern är offline.</text:span></text:p>
              </text:list-item>
              <text:list-item>
                <text:p text:style-name="P9"><text:span text:style-name="T5">Om servern aldrig går online kan man göra om en klient till server.</text:span></text:p>
              </text:list-item>
              <text:list-item>
                <text:p text:style-name="P9"><text:span text:style-name="T5">Man kan också printa beställningar på papper och skicka med brev.</text:span></text:p>
              </text:list-item>
              <text:list-item>
                <text:p text:style-name="P9"><text:span text:style-name="T5">Tillhandahåller information till verksamheten om övriga delar av organisationen</text:span></text:p>
              </text:list-item>
              <text:list-item>
                <text:p text:style-name="P9"><text:span text:style-name="T5">Möjliggör beställningar på ett resilient sätt.</text:span></text:p>
              </text:list-item>
            </text:list>
            <text:p text:style-name="P9"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ubrik_20_och_20_innehåll" presentation:presentation-page-layout-name="AL2T11">
        <draw:frame draw:name="Rubrik 1" presentation:style-name="pr4" draw:text-style-name="P6" draw:layer="layout" svg:width="29.209cm" svg:height="3.681cm" svg:x="2.328cm" svg:y="2.769cm" presentation:class="title" presentation:user-transformed="true">
          <draw:text-box>
            <text:p text:style-name="P5"><text:span text:style-name="T2">Slide 3 – Så fungerar det (45 sek)</text:span><text:span text:style-name="T2"><text:line-break/></text:span><text:span text:style-name="T2">Rubrik:</text:span><text:span text:style-name="T3"> Hur det hänger ihop</text:span><text:span text:style-name="T3"><text:line-break/></text:span><text:span text:style-name="T3"/></text:p>
          </draw:text-box>
        </draw:frame>
        <draw:frame draw:name="Platshållare för innehåll 2" presentation:style-name="pr5" draw:text-style-name="P8" draw:layer="layout" svg:width="29.209cm" svg:height="10.706cm" svg:x="2.328cm" svg:y="6.452cm" presentation:class="outline" presentation:user-transformed="true">
          <draw:text-box>
            <text:p text:style-name="P9"><text:span text:style-name="T4">Innehåll:</text:span></text:p>
            <text:list text:style-name="L2">
              <text:list-item>
                <text:p text:style-name="P9"><text:span text:style-name="T5">Översiktlig arkitektur eller flöde</text:span></text:p>
              </text:list-item>
              <text:list-item>
                <text:p text:style-name="P9"><text:span text:style-name="T5">Centrala komponenter</text:span></text:p>
              </text:list-item>
              <text:list-item>
                <text:p text:style-name="P9"><text:span text:style-name="T5">Vad är medvetet enkelt/robust?</text:span></text:p>
              </text:list-item>
              <text:list-item>
                <text:p text:style-name="P9"><text:span text:style-name="T4">Tips:</text:span><text:span text:style-name="T5"><text:line-break/></text:span><text:span text:style-name="T5">Visa hellre samband än detaljer.</text:span></text:p>
              </text:list-item>
            </text:list>
            <text:p text:style-name="P9"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ubrik_20_och_20_innehåll" presentation:presentation-page-layout-name="AL2T11">
        <draw:frame draw:name="Rubrik 1" presentation:style-name="pr4" draw:text-style-name="P6" draw:layer="layout" svg:width="29.209cm" svg:height="3.681cm" svg:x="2.328cm" svg:y="2.769cm" presentation:class="title" presentation:user-transformed="true">
          <draw:text-box>
            <text:p text:style-name="P5"><text:span text:style-name="T2">Slide 4 – Säkerhet &amp; robusthet (30 sek)</text:span><text:span text:style-name="T2"><text:line-break/></text:span><text:span text:style-name="T2">Rubrik:</text:span><text:span text:style-name="T3"> När förutsättningarna är som sämst</text:span><text:span text:style-name="T3"><text:line-break/></text:span><text:span text:style-name="T3"/></text:p>
          </draw:text-box>
        </draw:frame>
        <draw:frame draw:name="Platshållare för innehåll 2" presentation:style-name="pr5" draw:text-style-name="P8" draw:layer="layout" svg:width="29.209cm" svg:height="10.706cm" svg:x="2.328cm" svg:y="6.452cm" presentation:class="outline" presentation:user-transformed="true">
          <draw:text-box>
            <text:p text:style-name="P9"><text:span text:style-name="T4">Innehåll:</text:span></text:p>
            <text:list text:style-name="L2">
              <text:list-item>
                <text:p text:style-name="P9"><text:span text:style-name="T5">Hur tänker ni kring säkerhet?</text:span></text:p>
              </text:list-item>
              <text:list-item>
                <text:p text:style-name="P9"><text:span text:style-name="T5">Vad händer vid bortfall av nät, moln eller identitetstjänster?</text:span></text:p>
              </text:list-item>
              <text:list-item>
                <text:p text:style-name="P9"><text:span text:style-name="T5">Hur undviks nya single points of failure?</text:span></text:p>
              </text:list-item>
              <text:list-item>
                <text:p text:style-name="P9"><text:span text:style-name="T4">Tips:</text:span><text:span text:style-name="T5"><text:line-break/></text:span><text:span text:style-name="T5">Visa att ni har tänkt – inte att allt är löst.</text:span></text:p>
              </text:list-item>
            </text:list>
            <text:p text:style-name="P9"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ubrik_20_och_20_innehåll" presentation:presentation-page-layout-name="AL2T11">
        <draw:frame draw:name="Rubrik 1" presentation:style-name="pr4" draw:text-style-name="P6" draw:layer="layout" svg:width="29.209cm" svg:height="3.681cm" svg:x="2.328cm" svg:y="2.769cm" presentation:class="title" presentation:user-transformed="true">
          <draw:text-box>
            <text:p text:style-name="P5"><text:span text:style-name="T2">Slide 5 – Skalbarhet &amp; användning (30 sek)</text:span><text:span text:style-name="T2"><text:line-break/></text:span><text:span text:style-name="T2">Rubrik:</text:span><text:span text:style-name="T3"> Kan fler använda detta?</text:span><text:span text:style-name="T3"><text:line-break/></text:span><text:span text:style-name="T3"/></text:p>
          </draw:text-box>
        </draw:frame>
        <draw:frame draw:name="Platshållare för innehåll 2" presentation:style-name="pr5" draw:text-style-name="P8" draw:layer="layout" svg:width="29.209cm" svg:height="10.706cm" svg:x="2.328cm" svg:y="6.452cm" presentation:class="outline" presentation:user-transformed="true">
          <draw:text-box>
            <text:p text:style-name="P9"><text:span text:style-name="T4">Innehåll:</text:span></text:p>
            <text:list text:style-name="L2">
              <text:list-item>
                <text:p text:style-name="P9"><text:span text:style-name="T5">Hur kan lösningen återanvändas?</text:span></text:p>
              </text:list-item>
              <text:list-item>
                <text:p text:style-name="P9"><text:span text:style-name="T5">Vad krävs för att fler organisationer ska kunna ta den i bruk?</text:span></text:p>
              </text:list-item>
              <text:list-item>
                <text:p text:style-name="P9"><text:span text:style-name="T5">Vad är nästa steg efter hacket?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ubrik_20_och_20_innehåll" presentation:presentation-page-layout-name="AL2T11">
        <draw:frame draw:name="Rubrik 1" presentation:style-name="pr4" draw:text-style-name="P6" draw:layer="layout" svg:width="29.209cm" svg:height="3.681cm" svg:x="2.328cm" svg:y="2.769cm" presentation:class="title" presentation:user-transformed="true">
          <draw:text-box>
            <text:p text:style-name="P5"><text:span text:style-name="T2">Slide 6 – Varför det här spelar roll (30 sek)</text:span><text:span text:style-name="T2"><text:line-break/></text:span><text:span text:style-name="T2">Rubrik:</text:span><text:span text:style-name="T3"> Samhällsnytta</text:span><text:span text:style-name="T3"><text:line-break/></text:span><text:span text:style-name="T3"/></text:p>
          </draw:text-box>
        </draw:frame>
        <draw:frame draw:name="Platshållare för innehåll 2" presentation:style-name="pr5" draw:text-style-name="P8" draw:layer="layout" svg:width="29.209cm" svg:height="10.706cm" svg:x="2.328cm" svg:y="6.452cm" presentation:class="outline" presentation:user-transformed="true">
          <draw:text-box>
            <text:list text:style-name="L2">
              <text:list-item>
                <text:p text:style-name="P7"><text:span text:style-name="T4">Innehåll:</text:span></text:p>
              </text:list-item>
              <text:list-item>
                <text:p text:style-name="P7"><text:span text:style-name="T5">Vad möjliggör lösningen i skarpt läge?</text:span></text:p>
              </text:list-item>
              <text:list-item>
                <text:p text:style-name="P7"><text:span text:style-name="T5">Vad händer om den finns - jämfört med om den inte gör det?</text:span></text:p>
              </text:list-item>
              <text:list-item>
                <text:p text:style-name="P7"><text:span text:style-name="T5">Varför bör detta tas vidare?</text:span></text:p>
              </text:list-item>
              <text:list-item>
                <text:p text:style-name="P7"><text:span text:style-name="T4">Tips:</text:span><text:span text:style-name="T5"><text:line-break/></text:span><text:span text:style-name="T5">Avsluta med effekt, inte funktion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/>
    <style:font-face style:name="Aptos Display" svg:font-family="'Aptos Display'"/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Carlito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Rubrikbild-background" style:family="presentation">
      <style:graphic-properties draw:stroke="none" draw:fill="solid" draw:fill-color="#ffffff"/>
      <style:text-properties style:letter-kerning="true"/>
    </style:style>
    <style:style style:name="Rubrik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brik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ubrikbild-outline1" style:family="presentation">
      <style:graphic-properties draw:stroke="none" draw:fill="none" draw:auto-grow-height="false" draw:fit-to-size="false" style:shrink-to-fit="true" style:writing-mode="lr-tb">
        <text:list-style style:name="Rubrikbil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Rubrikbild-outline2" style:family="presentation" style:parent-style-name="Rubrikbild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Rubrikbild-outline3" style:family="presentation" style:parent-style-name="Rubrikbild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Rubrikbild-outline4" style:family="presentation" style:parent-style-name="Rubrikbild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Rubrikbild-outline5" style:family="presentation" style:parent-style-name="Rubrikbild-outline4">
      <style:paragraph-properties fo:margin-top="0.1cm" fo:margin-bottom="0cm"/>
      <style:text-properties fo:font-size="20pt" style:font-size-asian="20pt" style:font-size-complex="20pt"/>
    </style:style>
    <style:style style:name="Rubrikbild-outline6" style:family="presentation" style:parent-style-name="Rubrikbild-outline5">
      <style:paragraph-properties fo:margin-top="0.1cm" fo:margin-bottom="0cm"/>
      <style:text-properties fo:font-size="20pt" style:font-size-asian="20pt" style:font-size-complex="20pt"/>
    </style:style>
    <style:style style:name="Rubrikbild-outline7" style:family="presentation" style:parent-style-name="Rubrikbild-outline6">
      <style:paragraph-properties fo:margin-top="0.1cm" fo:margin-bottom="0cm"/>
      <style:text-properties fo:font-size="20pt" style:font-size-asian="20pt" style:font-size-complex="20pt"/>
    </style:style>
    <style:style style:name="Rubrikbild-outline8" style:family="presentation" style:parent-style-name="Rubrikbild-outline7">
      <style:paragraph-properties fo:margin-top="0.1cm" fo:margin-bottom="0cm"/>
      <style:text-properties fo:font-size="20pt" style:font-size-asian="20pt" style:font-size-complex="20pt"/>
    </style:style>
    <style:style style:name="Rubrikbild-outline9" style:family="presentation" style:parent-style-name="Rubrikbild-outline8">
      <style:paragraph-properties fo:margin-top="0.1cm" fo:margin-bottom="0cm"/>
      <style:text-properties fo:font-size="20pt" style:font-size-asian="20pt" style:font-size-complex="20pt"/>
    </style:style>
    <style:style style:name="Rubrikbild-subtitle" style:family="presentation">
      <style:graphic-properties draw:stroke="none" draw:fill="none" draw:textarea-vertical-align="middle">
        <text:list-style style:name="Rubrikbil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brikbild-title" style:family="presentation">
      <style:graphic-properties draw:stroke="none" draw:fill="none" draw:textarea-vertical-align="middle" style:writing-mode="lr-tb">
        <text:list-style style:name="Rubrikbil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Rubrik_20_och_20_lodrät_20_text-background" style:display-name="Rubrik och lodrät text-background" style:family="presentation">
      <style:graphic-properties draw:stroke="none" draw:fill="solid" draw:fill-color="#ffffff"/>
      <style:text-properties style:letter-kerning="true"/>
    </style:style>
    <style:style style:name="Rubrik_20_och_20_lodrät_20_text-backgroundobjects" style:display-name="Rubrik och lodrät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brik_20_och_20_lodrät_20_text-notes" style:display-name="Rubrik och lodrät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ubrik_20_och_20_lodrät_20_text-outline1" style:display-name="Rubrik och lodrät text-outline1" style:family="presentation">
      <style:graphic-properties draw:stroke="none" draw:fill="none" draw:auto-grow-height="false" draw:fit-to-size="false" style:shrink-to-fit="true" style:writing-mode="lr-tb">
        <text:list-style style:name="Rubrik_20_och_20_lodrät_20_text-outline1" style:display-name="Rubrik och lodrät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Rubrik_20_och_20_lodrät_20_text-outline2" style:display-name="Rubrik och lodrät text-outline2" style:family="presentation" style:parent-style-name="Rubrik_20_och_20_lodrät_20_text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Rubrik_20_och_20_lodrät_20_text-outline3" style:display-name="Rubrik och lodrät text-outline3" style:family="presentation" style:parent-style-name="Rubrik_20_och_20_lodrät_20_text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Rubrik_20_och_20_lodrät_20_text-outline4" style:display-name="Rubrik och lodrät text-outline4" style:family="presentation" style:parent-style-name="Rubrik_20_och_20_lodrät_20_text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Rubrik_20_och_20_lodrät_20_text-outline5" style:display-name="Rubrik och lodrät text-outline5" style:family="presentation" style:parent-style-name="Rubrik_20_och_20_lodrät_20_text-outline4">
      <style:paragraph-properties fo:margin-top="0.1cm" fo:margin-bottom="0cm"/>
      <style:text-properties fo:font-size="20pt" style:font-size-asian="20pt" style:font-size-complex="20pt"/>
    </style:style>
    <style:style style:name="Rubrik_20_och_20_lodrät_20_text-outline6" style:display-name="Rubrik och lodrät text-outline6" style:family="presentation" style:parent-style-name="Rubrik_20_och_20_lodrät_20_text-outline5">
      <style:paragraph-properties fo:margin-top="0.1cm" fo:margin-bottom="0cm"/>
      <style:text-properties fo:font-size="20pt" style:font-size-asian="20pt" style:font-size-complex="20pt"/>
    </style:style>
    <style:style style:name="Rubrik_20_och_20_lodrät_20_text-outline7" style:display-name="Rubrik och lodrät text-outline7" style:family="presentation" style:parent-style-name="Rubrik_20_och_20_lodrät_20_text-outline6">
      <style:paragraph-properties fo:margin-top="0.1cm" fo:margin-bottom="0cm"/>
      <style:text-properties fo:font-size="20pt" style:font-size-asian="20pt" style:font-size-complex="20pt"/>
    </style:style>
    <style:style style:name="Rubrik_20_och_20_lodrät_20_text-outline8" style:display-name="Rubrik och lodrät text-outline8" style:family="presentation" style:parent-style-name="Rubrik_20_och_20_lodrät_20_text-outline7">
      <style:paragraph-properties fo:margin-top="0.1cm" fo:margin-bottom="0cm"/>
      <style:text-properties fo:font-size="20pt" style:font-size-asian="20pt" style:font-size-complex="20pt"/>
    </style:style>
    <style:style style:name="Rubrik_20_och_20_lodrät_20_text-outline9" style:display-name="Rubrik och lodrät text-outline9" style:family="presentation" style:parent-style-name="Rubrik_20_och_20_lodrät_20_text-outline8">
      <style:paragraph-properties fo:margin-top="0.1cm" fo:margin-bottom="0cm"/>
      <style:text-properties fo:font-size="20pt" style:font-size-asian="20pt" style:font-size-complex="20pt"/>
    </style:style>
    <style:style style:name="Rubrik_20_och_20_lodrät_20_text-subtitle" style:display-name="Rubrik och lodrät text-subtitle" style:family="presentation">
      <style:graphic-properties draw:stroke="none" draw:fill="none" draw:textarea-vertical-align="middle">
        <text:list-style style:name="Rubrik_20_och_20_lodrät_20_text-subtitle" style:display-name="Rubrik och lodrät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brik_20_och_20_lodrät_20_text-title" style:display-name="Rubrik och lodrät text-title" style:family="presentation">
      <style:graphic-properties draw:stroke="none" draw:fill="none" draw:textarea-vertical-align="middle" style:writing-mode="lr-tb">
        <text:list-style style:name="Rubrik_20_och_20_lodrät_20_text-title" style:display-name="Rubrik och lodrät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drät_20_rubrik_20_och_20_text-background" style:display-name="Lodrät rubrik och text-background" style:family="presentation">
      <style:graphic-properties draw:stroke="none" draw:fill="solid" draw:fill-color="#ffffff"/>
      <style:text-properties style:letter-kerning="true"/>
    </style:style>
    <style:style style:name="Lodrät_20_rubrik_20_och_20_text-backgroundobjects" style:display-name="Lodrät rubrik och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drät_20_rubrik_20_och_20_text-notes" style:display-name="Lodrät rubrik och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drät_20_rubrik_20_och_20_text-outline1" style:display-name="Lodrät rubrik och text-outline1" style:family="presentation">
      <style:graphic-properties draw:stroke="none" draw:fill="none" draw:auto-grow-height="false" draw:fit-to-size="false" style:shrink-to-fit="true" style:writing-mode="lr-tb">
        <text:list-style style:name="Lodrät_20_rubrik_20_och_20_text-outline1" style:display-name="Lodrät rubrik och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drät_20_rubrik_20_och_20_text-outline2" style:display-name="Lodrät rubrik och text-outline2" style:family="presentation" style:parent-style-name="Lodrät_20_rubrik_20_och_20_text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Lodrät_20_rubrik_20_och_20_text-outline3" style:display-name="Lodrät rubrik och text-outline3" style:family="presentation" style:parent-style-name="Lodrät_20_rubrik_20_och_20_text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drät_20_rubrik_20_och_20_text-outline4" style:display-name="Lodrät rubrik och text-outline4" style:family="presentation" style:parent-style-name="Lodrät_20_rubrik_20_och_20_text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drät_20_rubrik_20_och_20_text-outline5" style:display-name="Lodrät rubrik och text-outline5" style:family="presentation" style:parent-style-name="Lodrät_20_rubrik_20_och_20_text-outline4">
      <style:paragraph-properties fo:margin-top="0.1cm" fo:margin-bottom="0cm"/>
      <style:text-properties fo:font-size="20pt" style:font-size-asian="20pt" style:font-size-complex="20pt"/>
    </style:style>
    <style:style style:name="Lodrät_20_rubrik_20_och_20_text-outline6" style:display-name="Lodrät rubrik och text-outline6" style:family="presentation" style:parent-style-name="Lodrät_20_rubrik_20_och_20_text-outline5">
      <style:paragraph-properties fo:margin-top="0.1cm" fo:margin-bottom="0cm"/>
      <style:text-properties fo:font-size="20pt" style:font-size-asian="20pt" style:font-size-complex="20pt"/>
    </style:style>
    <style:style style:name="Lodrät_20_rubrik_20_och_20_text-outline7" style:display-name="Lodrät rubrik och text-outline7" style:family="presentation" style:parent-style-name="Lodrät_20_rubrik_20_och_20_text-outline6">
      <style:paragraph-properties fo:margin-top="0.1cm" fo:margin-bottom="0cm"/>
      <style:text-properties fo:font-size="20pt" style:font-size-asian="20pt" style:font-size-complex="20pt"/>
    </style:style>
    <style:style style:name="Lodrät_20_rubrik_20_och_20_text-outline8" style:display-name="Lodrät rubrik och text-outline8" style:family="presentation" style:parent-style-name="Lodrät_20_rubrik_20_och_20_text-outline7">
      <style:paragraph-properties fo:margin-top="0.1cm" fo:margin-bottom="0cm"/>
      <style:text-properties fo:font-size="20pt" style:font-size-asian="20pt" style:font-size-complex="20pt"/>
    </style:style>
    <style:style style:name="Lodrät_20_rubrik_20_och_20_text-outline9" style:display-name="Lodrät rubrik och text-outline9" style:family="presentation" style:parent-style-name="Lodrät_20_rubrik_20_och_20_text-outline8">
      <style:paragraph-properties fo:margin-top="0.1cm" fo:margin-bottom="0cm"/>
      <style:text-properties fo:font-size="20pt" style:font-size-asian="20pt" style:font-size-complex="20pt"/>
    </style:style>
    <style:style style:name="Lodrät_20_rubrik_20_och_20_text-subtitle" style:display-name="Lodrät rubrik och text-subtitle" style:family="presentation">
      <style:graphic-properties draw:stroke="none" draw:fill="none" draw:textarea-vertical-align="middle">
        <text:list-style style:name="Lodrät_20_rubrik_20_och_20_text-subtitle" style:display-name="Lodrät rubrik och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drät_20_rubrik_20_och_20_text-title" style:display-name="Lodrät rubrik och text-title" style:family="presentation">
      <style:graphic-properties draw:stroke="none" draw:fill="none" draw:textarea-vertical-align="middle" style:writing-mode="lr-tb">
        <text:list-style style:name="Lodrät_20_rubrik_20_och_20_text-title" style:display-name="Lodrät rubrik och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Rubrik_20_och_20_innehåll-background" style:display-name="Rubrik och innehåll-background" style:family="presentation">
      <style:graphic-properties draw:stroke="none" draw:fill="solid" draw:fill-color="#ffffff"/>
      <style:text-properties style:letter-kerning="true"/>
    </style:style>
    <style:style style:name="Rubrik_20_och_20_innehåll-backgroundobjects" style:display-name="Rubrik och innehål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brik_20_och_20_innehåll-notes" style:display-name="Rubrik och innehål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ubrik_20_och_20_innehåll-outline1" style:display-name="Rubrik och innehåll-outline1" style:family="presentation">
      <style:graphic-properties draw:stroke="none" draw:fill="none" draw:auto-grow-height="false" draw:fit-to-size="false" style:shrink-to-fit="true" style:writing-mode="lr-tb">
        <text:list-style style:name="Rubrik_20_och_20_innehåll-outline1" style:display-name="Rubrik och innehål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Rubrik_20_och_20_innehåll-outline2" style:display-name="Rubrik och innehåll-outline2" style:family="presentation" style:parent-style-name="Rubrik_20_och_20_innehåll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Rubrik_20_och_20_innehåll-outline3" style:display-name="Rubrik och innehåll-outline3" style:family="presentation" style:parent-style-name="Rubrik_20_och_20_innehåll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Rubrik_20_och_20_innehåll-outline4" style:display-name="Rubrik och innehåll-outline4" style:family="presentation" style:parent-style-name="Rubrik_20_och_20_innehåll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Rubrik_20_och_20_innehåll-outline5" style:display-name="Rubrik och innehåll-outline5" style:family="presentation" style:parent-style-name="Rubrik_20_och_20_innehåll-outline4">
      <style:paragraph-properties fo:margin-top="0.1cm" fo:margin-bottom="0cm"/>
      <style:text-properties fo:font-size="20pt" style:font-size-asian="20pt" style:font-size-complex="20pt"/>
    </style:style>
    <style:style style:name="Rubrik_20_och_20_innehåll-outline6" style:display-name="Rubrik och innehåll-outline6" style:family="presentation" style:parent-style-name="Rubrik_20_och_20_innehåll-outline5">
      <style:paragraph-properties fo:margin-top="0.1cm" fo:margin-bottom="0cm"/>
      <style:text-properties fo:font-size="20pt" style:font-size-asian="20pt" style:font-size-complex="20pt"/>
    </style:style>
    <style:style style:name="Rubrik_20_och_20_innehåll-outline7" style:display-name="Rubrik och innehåll-outline7" style:family="presentation" style:parent-style-name="Rubrik_20_och_20_innehåll-outline6">
      <style:paragraph-properties fo:margin-top="0.1cm" fo:margin-bottom="0cm"/>
      <style:text-properties fo:font-size="20pt" style:font-size-asian="20pt" style:font-size-complex="20pt"/>
    </style:style>
    <style:style style:name="Rubrik_20_och_20_innehåll-outline8" style:display-name="Rubrik och innehåll-outline8" style:family="presentation" style:parent-style-name="Rubrik_20_och_20_innehåll-outline7">
      <style:paragraph-properties fo:margin-top="0.1cm" fo:margin-bottom="0cm"/>
      <style:text-properties fo:font-size="20pt" style:font-size-asian="20pt" style:font-size-complex="20pt"/>
    </style:style>
    <style:style style:name="Rubrik_20_och_20_innehåll-outline9" style:display-name="Rubrik och innehåll-outline9" style:family="presentation" style:parent-style-name="Rubrik_20_och_20_innehåll-outline8">
      <style:paragraph-properties fo:margin-top="0.1cm" fo:margin-bottom="0cm"/>
      <style:text-properties fo:font-size="20pt" style:font-size-asian="20pt" style:font-size-complex="20pt"/>
    </style:style>
    <style:style style:name="Rubrik_20_och_20_innehåll-subtitle" style:display-name="Rubrik och innehåll-subtitle" style:family="presentation">
      <style:graphic-properties draw:stroke="none" draw:fill="none" draw:textarea-vertical-align="middle">
        <text:list-style style:name="Rubrik_20_och_20_innehåll-subtitle" style:display-name="Rubrik och innehål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brik_20_och_20_innehåll-title" style:display-name="Rubrik och innehåll-title" style:family="presentation">
      <style:graphic-properties draw:stroke="none" draw:fill="none" draw:textarea-vertical-align="middle" style:writing-mode="lr-tb">
        <text:list-style style:name="Rubrik_20_och_20_innehåll-title" style:display-name="Rubrik och innehål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vsnittsrubrik-background" style:family="presentation">
      <style:graphic-properties draw:stroke="none" draw:fill="solid" draw:fill-color="#ffffff"/>
      <style:text-properties style:letter-kerning="true"/>
    </style:style>
    <style:style style:name="Avsnittsrub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vsnittsrub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vsnittsrubrik-outline1" style:family="presentation">
      <style:graphic-properties draw:stroke="none" draw:fill="none" draw:auto-grow-height="false" draw:fit-to-size="false" style:shrink-to-fit="true" style:writing-mode="lr-tb">
        <text:list-style style:name="Avsnittsrubri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vsnittsrubrik-outline2" style:family="presentation" style:parent-style-name="Avsnittsrubrik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Avsnittsrubrik-outline3" style:family="presentation" style:parent-style-name="Avsnittsrubrik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Avsnittsrubrik-outline4" style:family="presentation" style:parent-style-name="Avsnittsrubrik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Avsnittsrubrik-outline5" style:family="presentation" style:parent-style-name="Avsnittsrubrik-outline4">
      <style:paragraph-properties fo:margin-top="0.1cm" fo:margin-bottom="0cm"/>
      <style:text-properties fo:font-size="20pt" style:font-size-asian="20pt" style:font-size-complex="20pt"/>
    </style:style>
    <style:style style:name="Avsnittsrubrik-outline6" style:family="presentation" style:parent-style-name="Avsnittsrubrik-outline5">
      <style:paragraph-properties fo:margin-top="0.1cm" fo:margin-bottom="0cm"/>
      <style:text-properties fo:font-size="20pt" style:font-size-asian="20pt" style:font-size-complex="20pt"/>
    </style:style>
    <style:style style:name="Avsnittsrubrik-outline7" style:family="presentation" style:parent-style-name="Avsnittsrubrik-outline6">
      <style:paragraph-properties fo:margin-top="0.1cm" fo:margin-bottom="0cm"/>
      <style:text-properties fo:font-size="20pt" style:font-size-asian="20pt" style:font-size-complex="20pt"/>
    </style:style>
    <style:style style:name="Avsnittsrubrik-outline8" style:family="presentation" style:parent-style-name="Avsnittsrubrik-outline7">
      <style:paragraph-properties fo:margin-top="0.1cm" fo:margin-bottom="0cm"/>
      <style:text-properties fo:font-size="20pt" style:font-size-asian="20pt" style:font-size-complex="20pt"/>
    </style:style>
    <style:style style:name="Avsnittsrubrik-outline9" style:family="presentation" style:parent-style-name="Avsnittsrubrik-outline8">
      <style:paragraph-properties fo:margin-top="0.1cm" fo:margin-bottom="0cm"/>
      <style:text-properties fo:font-size="20pt" style:font-size-asian="20pt" style:font-size-complex="20pt"/>
    </style:style>
    <style:style style:name="Avsnittsrubrik-subtitle" style:family="presentation">
      <style:graphic-properties draw:stroke="none" draw:fill="none" draw:textarea-vertical-align="middle">
        <text:list-style style:name="Avsnittsrubri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vsnittsrubrik-title" style:family="presentation">
      <style:graphic-properties draw:stroke="none" draw:fill="none" draw:textarea-vertical-align="middle" style:writing-mode="lr-tb">
        <text:list-style style:name="Avsnittsrubri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vå_20_delar-background" style:display-name="Två delar-background" style:family="presentation">
      <style:graphic-properties draw:stroke="none" draw:fill="solid" draw:fill-color="#ffffff"/>
      <style:text-properties style:letter-kerning="true"/>
    </style:style>
    <style:style style:name="Två_20_delar-backgroundobjects" style:display-name="Två dela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vå_20_delar-notes" style:display-name="Två del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vå_20_delar-outline1" style:display-name="Två delar-outline1" style:family="presentation">
      <style:graphic-properties draw:stroke="none" draw:fill="none" draw:auto-grow-height="false" draw:fit-to-size="false" style:shrink-to-fit="true" style:writing-mode="lr-tb">
        <text:list-style style:name="Två_20_delar-outline1" style:display-name="Två dela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vå_20_delar-outline2" style:display-name="Två delar-outline2" style:family="presentation" style:parent-style-name="Två_20_delar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vå_20_delar-outline3" style:display-name="Två delar-outline3" style:family="presentation" style:parent-style-name="Två_20_delar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vå_20_delar-outline4" style:display-name="Två delar-outline4" style:family="presentation" style:parent-style-name="Två_20_delar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vå_20_delar-outline5" style:display-name="Två delar-outline5" style:family="presentation" style:parent-style-name="Två_20_delar-outline4">
      <style:paragraph-properties fo:margin-top="0.1cm" fo:margin-bottom="0cm"/>
      <style:text-properties fo:font-size="20pt" style:font-size-asian="20pt" style:font-size-complex="20pt"/>
    </style:style>
    <style:style style:name="Två_20_delar-outline6" style:display-name="Två delar-outline6" style:family="presentation" style:parent-style-name="Två_20_delar-outline5">
      <style:paragraph-properties fo:margin-top="0.1cm" fo:margin-bottom="0cm"/>
      <style:text-properties fo:font-size="20pt" style:font-size-asian="20pt" style:font-size-complex="20pt"/>
    </style:style>
    <style:style style:name="Två_20_delar-outline7" style:display-name="Två delar-outline7" style:family="presentation" style:parent-style-name="Två_20_delar-outline6">
      <style:paragraph-properties fo:margin-top="0.1cm" fo:margin-bottom="0cm"/>
      <style:text-properties fo:font-size="20pt" style:font-size-asian="20pt" style:font-size-complex="20pt"/>
    </style:style>
    <style:style style:name="Två_20_delar-outline8" style:display-name="Två delar-outline8" style:family="presentation" style:parent-style-name="Två_20_delar-outline7">
      <style:paragraph-properties fo:margin-top="0.1cm" fo:margin-bottom="0cm"/>
      <style:text-properties fo:font-size="20pt" style:font-size-asian="20pt" style:font-size-complex="20pt"/>
    </style:style>
    <style:style style:name="Två_20_delar-outline9" style:display-name="Två delar-outline9" style:family="presentation" style:parent-style-name="Två_20_delar-outline8">
      <style:paragraph-properties fo:margin-top="0.1cm" fo:margin-bottom="0cm"/>
      <style:text-properties fo:font-size="20pt" style:font-size-asian="20pt" style:font-size-complex="20pt"/>
    </style:style>
    <style:style style:name="Två_20_delar-subtitle" style:display-name="Två delar-subtitle" style:family="presentation">
      <style:graphic-properties draw:stroke="none" draw:fill="none" draw:textarea-vertical-align="middle">
        <text:list-style style:name="Två_20_delar-subtitle" style:display-name="Två dela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vå_20_delar-title" style:display-name="Två delar-title" style:family="presentation">
      <style:graphic-properties draw:stroke="none" draw:fill="none" draw:textarea-vertical-align="middle" style:writing-mode="lr-tb">
        <text:list-style style:name="Två_20_delar-title" style:display-name="Två dela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Jämförelse-background" style:family="presentation">
      <style:graphic-properties draw:stroke="none" draw:fill="solid" draw:fill-color="#ffffff"/>
      <style:text-properties style:letter-kerning="true"/>
    </style:style>
    <style:style style:name="Jämförels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ämförels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ämförelse-outline1" style:family="presentation">
      <style:graphic-properties draw:stroke="none" draw:fill="none" draw:auto-grow-height="false" draw:fit-to-size="false" style:shrink-to-fit="true" style:writing-mode="lr-tb">
        <text:list-style style:name="Jämförels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Jämförelse-outline2" style:family="presentation" style:parent-style-name="Jämförelse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Jämförelse-outline3" style:family="presentation" style:parent-style-name="Jämförelse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Jämförelse-outline4" style:family="presentation" style:parent-style-name="Jämförelse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Jämförelse-outline5" style:family="presentation" style:parent-style-name="Jämförelse-outline4">
      <style:paragraph-properties fo:margin-top="0.1cm" fo:margin-bottom="0cm"/>
      <style:text-properties fo:font-size="20pt" style:font-size-asian="20pt" style:font-size-complex="20pt"/>
    </style:style>
    <style:style style:name="Jämförelse-outline6" style:family="presentation" style:parent-style-name="Jämförelse-outline5">
      <style:paragraph-properties fo:margin-top="0.1cm" fo:margin-bottom="0cm"/>
      <style:text-properties fo:font-size="20pt" style:font-size-asian="20pt" style:font-size-complex="20pt"/>
    </style:style>
    <style:style style:name="Jämförelse-outline7" style:family="presentation" style:parent-style-name="Jämförelse-outline6">
      <style:paragraph-properties fo:margin-top="0.1cm" fo:margin-bottom="0cm"/>
      <style:text-properties fo:font-size="20pt" style:font-size-asian="20pt" style:font-size-complex="20pt"/>
    </style:style>
    <style:style style:name="Jämförelse-outline8" style:family="presentation" style:parent-style-name="Jämförelse-outline7">
      <style:paragraph-properties fo:margin-top="0.1cm" fo:margin-bottom="0cm"/>
      <style:text-properties fo:font-size="20pt" style:font-size-asian="20pt" style:font-size-complex="20pt"/>
    </style:style>
    <style:style style:name="Jämförelse-outline9" style:family="presentation" style:parent-style-name="Jämförelse-outline8">
      <style:paragraph-properties fo:margin-top="0.1cm" fo:margin-bottom="0cm"/>
      <style:text-properties fo:font-size="20pt" style:font-size-asian="20pt" style:font-size-complex="20pt"/>
    </style:style>
    <style:style style:name="Jämförelse-subtitle" style:family="presentation">
      <style:graphic-properties draw:stroke="none" draw:fill="none" draw:textarea-vertical-align="middle">
        <text:list-style style:name="Jämförels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ämförelse-title" style:family="presentation">
      <style:graphic-properties draw:stroke="none" draw:fill="none" draw:textarea-vertical-align="middle" style:writing-mode="lr-tb">
        <text:list-style style:name="Jämförels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Endast_20_rubrik-background" style:display-name="Endast rubrik-background" style:family="presentation">
      <style:graphic-properties draw:stroke="none" draw:fill="solid" draw:fill-color="#ffffff"/>
      <style:text-properties style:letter-kerning="true"/>
    </style:style>
    <style:style style:name="Endast_20_rubrik-backgroundobjects" style:display-name="Endast rub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ast_20_rubrik-notes" style:display-name="Endast rub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ast_20_rubrik-outline1" style:display-name="Endast rubrik-outline1" style:family="presentation">
      <style:graphic-properties draw:stroke="none" draw:fill="none" draw:auto-grow-height="false" draw:fit-to-size="false" style:shrink-to-fit="true" style:writing-mode="lr-tb">
        <text:list-style style:name="Endast_20_rubrik-outline1" style:display-name="Endast rubri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Endast_20_rubrik-outline2" style:display-name="Endast rubrik-outline2" style:family="presentation" style:parent-style-name="Endast_20_rubrik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Endast_20_rubrik-outline3" style:display-name="Endast rubrik-outline3" style:family="presentation" style:parent-style-name="Endast_20_rubrik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Endast_20_rubrik-outline4" style:display-name="Endast rubrik-outline4" style:family="presentation" style:parent-style-name="Endast_20_rubrik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Endast_20_rubrik-outline5" style:display-name="Endast rubrik-outline5" style:family="presentation" style:parent-style-name="Endast_20_rubrik-outline4">
      <style:paragraph-properties fo:margin-top="0.1cm" fo:margin-bottom="0cm"/>
      <style:text-properties fo:font-size="20pt" style:font-size-asian="20pt" style:font-size-complex="20pt"/>
    </style:style>
    <style:style style:name="Endast_20_rubrik-outline6" style:display-name="Endast rubrik-outline6" style:family="presentation" style:parent-style-name="Endast_20_rubrik-outline5">
      <style:paragraph-properties fo:margin-top="0.1cm" fo:margin-bottom="0cm"/>
      <style:text-properties fo:font-size="20pt" style:font-size-asian="20pt" style:font-size-complex="20pt"/>
    </style:style>
    <style:style style:name="Endast_20_rubrik-outline7" style:display-name="Endast rubrik-outline7" style:family="presentation" style:parent-style-name="Endast_20_rubrik-outline6">
      <style:paragraph-properties fo:margin-top="0.1cm" fo:margin-bottom="0cm"/>
      <style:text-properties fo:font-size="20pt" style:font-size-asian="20pt" style:font-size-complex="20pt"/>
    </style:style>
    <style:style style:name="Endast_20_rubrik-outline8" style:display-name="Endast rubrik-outline8" style:family="presentation" style:parent-style-name="Endast_20_rubrik-outline7">
      <style:paragraph-properties fo:margin-top="0.1cm" fo:margin-bottom="0cm"/>
      <style:text-properties fo:font-size="20pt" style:font-size-asian="20pt" style:font-size-complex="20pt"/>
    </style:style>
    <style:style style:name="Endast_20_rubrik-outline9" style:display-name="Endast rubrik-outline9" style:family="presentation" style:parent-style-name="Endast_20_rubrik-outline8">
      <style:paragraph-properties fo:margin-top="0.1cm" fo:margin-bottom="0cm"/>
      <style:text-properties fo:font-size="20pt" style:font-size-asian="20pt" style:font-size-complex="20pt"/>
    </style:style>
    <style:style style:name="Endast_20_rubrik-subtitle" style:display-name="Endast rubrik-subtitle" style:family="presentation">
      <style:graphic-properties draw:stroke="none" draw:fill="none" draw:textarea-vertical-align="middle">
        <text:list-style style:name="Endast_20_rubrik-subtitle" style:display-name="Endast rubri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ast_20_rubrik-title" style:display-name="Endast rubrik-title" style:family="presentation">
      <style:graphic-properties draw:stroke="none" draw:fill="none" draw:textarea-vertical-align="middle" style:writing-mode="lr-tb">
        <text:list-style style:name="Endast_20_rubrik-title" style:display-name="Endast rubri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om-background" style:family="presentation">
      <style:graphic-properties draw:stroke="none" draw:fill="solid" draw:fill-color="#ffffff"/>
      <style:text-properties style:letter-kerning="true"/>
    </style:style>
    <style:style style:name="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m-outline1" style:family="presentation">
      <style:graphic-properties draw:stroke="none" draw:fill="none" draw:auto-grow-height="false" draw:fit-to-size="false" style:shrink-to-fit="true" style:writing-mode="lr-tb">
        <text:list-style style:name="Tom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om-outline2" style:family="presentation" style:parent-style-name="Tom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om-outline3" style:family="presentation" style:parent-style-name="Tom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om-outline4" style:family="presentation" style:parent-style-name="Tom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om-outline5" style:family="presentation" style:parent-style-name="Tom-outline4">
      <style:paragraph-properties fo:margin-top="0.1cm" fo:margin-bottom="0cm"/>
      <style:text-properties fo:font-size="20pt" style:font-size-asian="20pt" style:font-size-complex="20pt"/>
    </style:style>
    <style:style style:name="Tom-outline6" style:family="presentation" style:parent-style-name="Tom-outline5">
      <style:paragraph-properties fo:margin-top="0.1cm" fo:margin-bottom="0cm"/>
      <style:text-properties fo:font-size="20pt" style:font-size-asian="20pt" style:font-size-complex="20pt"/>
    </style:style>
    <style:style style:name="Tom-outline7" style:family="presentation" style:parent-style-name="Tom-outline6">
      <style:paragraph-properties fo:margin-top="0.1cm" fo:margin-bottom="0cm"/>
      <style:text-properties fo:font-size="20pt" style:font-size-asian="20pt" style:font-size-complex="20pt"/>
    </style:style>
    <style:style style:name="Tom-outline8" style:family="presentation" style:parent-style-name="Tom-outline7">
      <style:paragraph-properties fo:margin-top="0.1cm" fo:margin-bottom="0cm"/>
      <style:text-properties fo:font-size="20pt" style:font-size-asian="20pt" style:font-size-complex="20pt"/>
    </style:style>
    <style:style style:name="Tom-outline9" style:family="presentation" style:parent-style-name="Tom-outline8">
      <style:paragraph-properties fo:margin-top="0.1cm" fo:margin-bottom="0cm"/>
      <style:text-properties fo:font-size="20pt" style:font-size-asian="20pt" style:font-size-complex="20pt"/>
    </style:style>
    <style:style style:name="Tom-subtitle" style:family="presentation">
      <style:graphic-properties draw:stroke="none" draw:fill="none" draw:textarea-vertical-align="middle">
        <text:list-style style:name="Tom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m-title" style:family="presentation">
      <style:graphic-properties draw:stroke="none" draw:fill="none" draw:textarea-vertical-align="middle" style:writing-mode="lr-tb">
        <text:list-style style:name="Tom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_20_med_20_bildtext-background" style:display-name="Text med bildtext-background" style:family="presentation">
      <style:graphic-properties draw:stroke="none" draw:fill="solid" draw:fill-color="#ffffff"/>
      <style:text-properties style:letter-kerning="true"/>
    </style:style>
    <style:style style:name="Text_20_med_20_bildtext-backgroundobjects" style:display-name="Text med bild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med_20_bildtext-notes" style:display-name="Text med bild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med_20_bildtext-outline1" style:display-name="Text med bildtext-outline1" style:family="presentation">
      <style:graphic-properties draw:stroke="none" draw:fill="none" draw:auto-grow-height="false" draw:fit-to-size="false" style:shrink-to-fit="true" style:writing-mode="lr-tb">
        <text:list-style style:name="Text_20_med_20_bildtext-outline1" style:display-name="Text med bild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_20_med_20_bildtext-outline2" style:display-name="Text med bildtext-outline2" style:family="presentation" style:parent-style-name="Text_20_med_20_bildtext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ext_20_med_20_bildtext-outline3" style:display-name="Text med bildtext-outline3" style:family="presentation" style:parent-style-name="Text_20_med_20_bildtext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med_20_bildtext-outline4" style:display-name="Text med bildtext-outline4" style:family="presentation" style:parent-style-name="Text_20_med_20_bildtext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med_20_bildtext-outline5" style:display-name="Text med bildtext-outline5" style:family="presentation" style:parent-style-name="Text_20_med_20_bildtext-outline4">
      <style:paragraph-properties fo:margin-top="0.1cm" fo:margin-bottom="0cm"/>
      <style:text-properties fo:font-size="20pt" style:font-size-asian="20pt" style:font-size-complex="20pt"/>
    </style:style>
    <style:style style:name="Text_20_med_20_bildtext-outline6" style:display-name="Text med bildtext-outline6" style:family="presentation" style:parent-style-name="Text_20_med_20_bildtext-outline5">
      <style:paragraph-properties fo:margin-top="0.1cm" fo:margin-bottom="0cm"/>
      <style:text-properties fo:font-size="20pt" style:font-size-asian="20pt" style:font-size-complex="20pt"/>
    </style:style>
    <style:style style:name="Text_20_med_20_bildtext-outline7" style:display-name="Text med bildtext-outline7" style:family="presentation" style:parent-style-name="Text_20_med_20_bildtext-outline6">
      <style:paragraph-properties fo:margin-top="0.1cm" fo:margin-bottom="0cm"/>
      <style:text-properties fo:font-size="20pt" style:font-size-asian="20pt" style:font-size-complex="20pt"/>
    </style:style>
    <style:style style:name="Text_20_med_20_bildtext-outline8" style:display-name="Text med bildtext-outline8" style:family="presentation" style:parent-style-name="Text_20_med_20_bildtext-outline7">
      <style:paragraph-properties fo:margin-top="0.1cm" fo:margin-bottom="0cm"/>
      <style:text-properties fo:font-size="20pt" style:font-size-asian="20pt" style:font-size-complex="20pt"/>
    </style:style>
    <style:style style:name="Text_20_med_20_bildtext-outline9" style:display-name="Text med bildtext-outline9" style:family="presentation" style:parent-style-name="Text_20_med_20_bildtext-outline8">
      <style:paragraph-properties fo:margin-top="0.1cm" fo:margin-bottom="0cm"/>
      <style:text-properties fo:font-size="20pt" style:font-size-asian="20pt" style:font-size-complex="20pt"/>
    </style:style>
    <style:style style:name="Text_20_med_20_bildtext-subtitle" style:display-name="Text med bildtext-subtitle" style:family="presentation">
      <style:graphic-properties draw:stroke="none" draw:fill="none" draw:textarea-vertical-align="middle">
        <text:list-style style:name="Text_20_med_20_bildtext-subtitle" style:display-name="Text med bild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med_20_bildtext-title" style:display-name="Text med bildtext-title" style:family="presentation">
      <style:graphic-properties draw:stroke="none" draw:fill="none" draw:textarea-vertical-align="middle" style:writing-mode="lr-tb">
        <text:list-style style:name="Text_20_med_20_bildtext-title" style:display-name="Text med bild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d_20_med_20_bildtext-background" style:display-name="Bild med bildtext-background" style:family="presentation">
      <style:graphic-properties draw:stroke="none" draw:fill="solid" draw:fill-color="#ffffff"/>
      <style:text-properties style:letter-kerning="true"/>
    </style:style>
    <style:style style:name="Bild_20_med_20_bildtext-backgroundobjects" style:display-name="Bild med bild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_20_med_20_bildtext-notes" style:display-name="Bild med bild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med_20_bildtext-outline1" style:display-name="Bild med bildtext-outline1" style:family="presentation">
      <style:graphic-properties draw:stroke="none" draw:fill="none" draw:auto-grow-height="false" draw:fit-to-size="false" style:shrink-to-fit="true" style:writing-mode="lr-tb">
        <text:list-style style:name="Bild_20_med_20_bildtext-outline1" style:display-name="Bild med bild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d_20_med_20_bildtext-outline2" style:display-name="Bild med bildtext-outline2" style:family="presentation" style:parent-style-name="Bild_20_med_20_bildtext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ild_20_med_20_bildtext-outline3" style:display-name="Bild med bildtext-outline3" style:family="presentation" style:parent-style-name="Bild_20_med_20_bildtext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ild_20_med_20_bildtext-outline4" style:display-name="Bild med bildtext-outline4" style:family="presentation" style:parent-style-name="Bild_20_med_20_bildtext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ild_20_med_20_bildtext-outline5" style:display-name="Bild med bildtext-outline5" style:family="presentation" style:parent-style-name="Bild_20_med_20_bildtext-outline4">
      <style:paragraph-properties fo:margin-top="0.1cm" fo:margin-bottom="0cm"/>
      <style:text-properties fo:font-size="20pt" style:font-size-asian="20pt" style:font-size-complex="20pt"/>
    </style:style>
    <style:style style:name="Bild_20_med_20_bildtext-outline6" style:display-name="Bild med bildtext-outline6" style:family="presentation" style:parent-style-name="Bild_20_med_20_bildtext-outline5">
      <style:paragraph-properties fo:margin-top="0.1cm" fo:margin-bottom="0cm"/>
      <style:text-properties fo:font-size="20pt" style:font-size-asian="20pt" style:font-size-complex="20pt"/>
    </style:style>
    <style:style style:name="Bild_20_med_20_bildtext-outline7" style:display-name="Bild med bildtext-outline7" style:family="presentation" style:parent-style-name="Bild_20_med_20_bildtext-outline6">
      <style:paragraph-properties fo:margin-top="0.1cm" fo:margin-bottom="0cm"/>
      <style:text-properties fo:font-size="20pt" style:font-size-asian="20pt" style:font-size-complex="20pt"/>
    </style:style>
    <style:style style:name="Bild_20_med_20_bildtext-outline8" style:display-name="Bild med bildtext-outline8" style:family="presentation" style:parent-style-name="Bild_20_med_20_bildtext-outline7">
      <style:paragraph-properties fo:margin-top="0.1cm" fo:margin-bottom="0cm"/>
      <style:text-properties fo:font-size="20pt" style:font-size-asian="20pt" style:font-size-complex="20pt"/>
    </style:style>
    <style:style style:name="Bild_20_med_20_bildtext-outline9" style:display-name="Bild med bildtext-outline9" style:family="presentation" style:parent-style-name="Bild_20_med_20_bildtext-outline8">
      <style:paragraph-properties fo:margin-top="0.1cm" fo:margin-bottom="0cm"/>
      <style:text-properties fo:font-size="20pt" style:font-size-asian="20pt" style:font-size-complex="20pt"/>
    </style:style>
    <style:style style:name="Bild_20_med_20_bildtext-subtitle" style:display-name="Bild med bildtext-subtitle" style:family="presentation">
      <style:graphic-properties draw:stroke="none" draw:fill="none" draw:textarea-vertical-align="middle">
        <text:list-style style:name="Bild_20_med_20_bildtext-subtitle" style:display-name="Bild med bild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_20_med_20_bildtext-title" style:display-name="Bild med bildtext-title" style:family="presentation">
      <style:graphic-properties draw:stroke="none" draw:fill="none" draw:textarea-vertical-align="middle" style:writing-mode="lr-tb">
        <text:list-style style:name="Bild_20_med_20_bildtext-title" style:display-name="Bild med bild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Rubrikbild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Rubrikbild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Rubrikbil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Rubrikbil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Rubrik_20_och_20_lodrät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Rubrik_20_och_20_lodrät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Rubrik_20_och_20_lodrät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Rubrik_20_och_20_lodrät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Rubrik_20_och_20_lodrät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Lodrät_20_rubrik_20_och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Lodrät_20_rubrik_20_och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Lodrät_20_rubrik_20_och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Lodrät_20_rubrik_20_och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Lodrät_20_rubrik_20_och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Rubrik_20_och_20_innehåll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Rubrik_20_och_20_innehåll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Rubrik_20_och_20_innehål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Rubrik_20_och_20_innehåll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Rubrik_20_och_20_innehåll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Avsnittsrubrik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Avsnittsrubrik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Avsnittsrubri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Avsnittsrubri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Avsnittsrubri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Två_20_delar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vå_20_dela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vå_20_dela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vå_20_dela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9" style:family="presentation" style:parent-style-name="Två_20_dela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0" style:family="presentation" style:parent-style-name="Jämförels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Jämförelse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Jämförels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Jämförels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Jämförels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Jämförels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Endast_20_rubrik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Endast_20_rubri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Endast_20_rubri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9" style:family="presentation" style:parent-style-name="Endast_20_rubri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0" style:family="presentation" style:parent-style-name="Tom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To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To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Text_20_med_20_bildtex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Text_20_med_20_bildtex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Text_20_med_20_bild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Text_20_med_20_bild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7" style:family="presentation" style:parent-style-name="Text_20_med_20_bild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8" style:family="presentation" style:parent-style-name="Bild_20_med_20_bildtex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Bild_20_med_20_bildtex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Bild_20_med_20_bild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Bild_20_med_20_bild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2" style:family="presentation" style:parent-style-name="Bild_20_med_20_bild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60pt" fo:letter-spacing="normal" fo:language="sv" fo:country="SE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12pt" fo:letter-spacing="normal" fo:language="sv" fo:country="S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44pt" fo:letter-spacing="normal" fo:language="sv" fo:country="SE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8pt" fo:letter-spacing="normal" fo:language="sv" fo:country="S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sv" fo:country="S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0pt" fo:letter-spacing="normal" fo:language="sv" fo:country="S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sv" fo:country="S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24pt" fo:letter-spacing="normal" fo:language="sv" fo:country="S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sv" fo:country="SE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32pt" fo:letter-spacing="normal" fo:language="sv" fo:country="SE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32pt" fo:letter-spacing="normal" fo:language="sv" fo:country="SE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6pt" fo:letter-spacing="normal" fo:language="sv" fo:country="S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Rubrikbild" style:page-layout-name="PM1" draw:style-name="Mdp1">
      <loext:theme loext:name="Office-tema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Rubrik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Klicka här för att ändra mall för rubrikformat</text:span></text:p>
        </draw:text-box>
      </draw:frame>
      <draw:frame draw:name="Platshållare för datum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Platshållare för sidfot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Platshållare för bildnumm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Rubrikbild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Rubrikbild-title" draw:layer="backgroundobjects" svg:width="18.624cm" svg:height="10.476cm" svg:x="1.482cm" svg:y="2.123cm" presentation:class="page"/>
        <draw:frame presentation:style-name="Rubrikbild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ubrik_20_och_20_lodrät_20_text" style:display-name="Rubrik och lodrät text" style:page-layout-name="PM1" draw:style-name="Mdp1">
      <loext:theme loext:name="Office-tema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Rubrik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Klicka här för att ändra mall för rubrikformat</text:span></text:p>
        </draw:text-box>
      </draw:frame>
      <draw:frame draw:name="Platshållare för lodrät text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Klicka här för att ändra format på bakgrundstexten</text:span></text:p>
              <text:list>
                <text:list-item>
                  <text:p text:style-name="MP14"><text:span text:style-name="MT6">Nivå två</text:span></text:p>
                  <text:list>
                    <text:list-item>
                      <text:p text:style-name="MP14"><text:span text:style-name="MT7">Nivå tre</text:span></text:p>
                      <text:list>
                        <text:list-item>
                          <text:p text:style-name="MP14"><text:span text:style-name="MT8">Nivå fyra</text:span></text:p>
                          <text:list>
                            <text:list-item>
                              <text:p text:style-name="MP14"><text:span text:style-name="MT8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datum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Platshållare för sidfot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Platshållare för bildnumm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Rubrik_20_och_20_lodrät_20_text-title" draw:layer="backgroundobjects" svg:width="0.001cm" svg:height="0.001cm" svg:x="0cm" svg:y="2.123cm" presentation:class="page"/>
        <draw:frame presentation:style-name="Rubrik_20_och_20_lodrät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drät_20_rubrik_20_och_20_text" style:display-name="Lodrät rubrik och text" style:page-layout-name="PM1" draw:style-name="Mdp1">
      <loext:theme loext:name="Office-tema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Lodrät rubrik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4">Klicka här för att ändra mall för rubrikformat</text:span></text:p>
        </draw:text-box>
      </draw:frame>
      <draw:frame draw:name="Platshållare för lodrät text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3">
            <text:list-item>
              <text:p text:style-name="MP13"><text:span text:style-name="MT5">Klicka här för att ändra format på bakgrundstexten</text:span></text:p>
              <text:list>
                <text:list-item>
                  <text:p text:style-name="MP14"><text:span text:style-name="MT6">Nivå två</text:span></text:p>
                  <text:list>
                    <text:list-item>
                      <text:p text:style-name="MP14"><text:span text:style-name="MT7">Nivå tre</text:span></text:p>
                      <text:list>
                        <text:list-item>
                          <text:p text:style-name="MP14"><text:span text:style-name="MT8">Nivå fyra</text:span></text:p>
                          <text:list>
                            <text:list-item>
                              <text:p text:style-name="MP14"><text:span text:style-name="MT8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datum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Platshållare för sidfot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Platshållare för bildnummer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Lodrät_20_rubrik_20_och_20_text-title" draw:layer="backgroundobjects" svg:width="0.001cm" svg:height="0.001cm" svg:x="0cm" svg:y="2.123cm" presentation:class="page"/>
        <draw:frame presentation:style-name="Lodrät_20_rubrik_20_och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ubrik_20_och_20_innehåll" style:display-name="Rubrik och innehåll" style:page-layout-name="PM1" draw:style-name="Mdp1">
      <loext:theme loext:name="Office-tema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Rubrik 1" presentation:style-name="Mpr1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Klicka här för att ändra mall för rubrikformat</text:span></text:p>
        </draw:text-box>
      </draw:frame>
      <draw:frame draw:name="Platshållare för innehåll 2" presentation:style-name="Mpr1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Klicka här för att ändra format på bakgrundstexten</text:span></text:p>
              <text:list>
                <text:list-item>
                  <text:p text:style-name="MP14"><text:span text:style-name="MT6">Nivå två</text:span></text:p>
                  <text:list>
                    <text:list-item>
                      <text:p text:style-name="MP14"><text:span text:style-name="MT7">Nivå tre</text:span></text:p>
                      <text:list>
                        <text:list-item>
                          <text:p text:style-name="MP14"><text:span text:style-name="MT8">Nivå fyra</text:span></text:p>
                          <text:list>
                            <text:list-item>
                              <text:p text:style-name="MP14"><text:span text:style-name="MT8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datum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Platshållare för sidfot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Platshållare för bildnummer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Rubrik_20_och_20_innehåll-title" draw:layer="backgroundobjects" svg:width="0.001cm" svg:height="0.001cm" svg:x="0cm" svg:y="2.123cm" presentation:class="page"/>
        <draw:frame presentation:style-name="Rubrik_20_och_20_innehåll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vsnittsrubrik" style:page-layout-name="PM1" draw:style-name="Mdp1">
      <loext:theme loext:name="Office-tema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Rubrik 1" presentation:style-name="Mpr20" draw:text-style-name="MP6" draw:layer="backgroundobjects" svg:width="29.209cm" svg:height="7.923cm" svg:x="2.311cm" svg:y="4.749cm" presentation:class="title" presentation:user-transformed="true">
        <draw:text-box>
          <text:p text:style-name="MP11"><text:span text:style-name="MT2">Klicka här för att ändra mall för rubrikformat</text:span></text:p>
        </draw:text-box>
      </draw:frame>
      <draw:frame draw:name="Platshållare för text 2" presentation:style-name="Mpr21" draw:text-style-name="MP17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16"><text:span text:style-name="MT9">Klicka här för att ändra format på bakgrundstexten</text:span></text:p>
            </text:list-item>
          </text:list>
        </draw:text-box>
      </draw:frame>
      <draw:frame draw:name="Platshållare för datum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Platshållare för sidfot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Platshållare för bildnummer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Avsnittsrubrik-title" draw:layer="backgroundobjects" svg:width="0.001cm" svg:height="0.001cm" svg:x="0cm" svg:y="2.123cm" presentation:class="page"/>
        <draw:frame presentation:style-name="Avsnittsrubrik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vå_20_delar" style:display-name="Två delar" style:page-layout-name="PM1" draw:style-name="Mdp1">
      <loext:theme loext:name="Office-tema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Rubrik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Klicka här för att ändra mall för rubrikformat</text:span></text:p>
        </draw:text-box>
      </draw:frame>
      <draw:frame draw:name="Platshållare för innehåll 2" presentation:style-name="Mpr26" draw:text-style-name="MP15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Klicka här för att ändra format på bakgrundstexten</text:span></text:p>
              <text:list>
                <text:list-item>
                  <text:p text:style-name="MP14"><text:span text:style-name="MT6">Nivå två</text:span></text:p>
                  <text:list>
                    <text:list-item>
                      <text:p text:style-name="MP14"><text:span text:style-name="MT7">Nivå tre</text:span></text:p>
                      <text:list>
                        <text:list-item>
                          <text:p text:style-name="MP14"><text:span text:style-name="MT8">Nivå fyra</text:span></text:p>
                          <text:list>
                            <text:list-item>
                              <text:p text:style-name="MP14"><text:span text:style-name="MT8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innehåll 3" presentation:style-name="Mpr26" draw:text-style-name="MP15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3"><text:span text:style-name="MT5">Klicka här för att ändra format på bakgrundstexten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Nivå två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Nivå tr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datum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Platshållare för sidfot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Platshållare för bildnummer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vå_20_delar-title" draw:layer="backgroundobjects" svg:width="0.001cm" svg:height="0.001cm" svg:x="0cm" svg:y="2.123cm" presentation:class="page"/>
        <draw:frame presentation:style-name="Två_20_delar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ämförelse" style:page-layout-name="PM1" draw:style-name="Mdp1">
      <loext:theme loext:name="Office-tema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Rubrik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4">Klicka här för att ändra mall för rubrikformat</text:span></text:p>
        </draw:text-box>
      </draw:frame>
      <draw:frame draw:name="Platshållare för text 2" presentation:style-name="Mpr31" draw:text-style-name="MP17" draw:layer="backgroundobjects" svg:width="14.326cm" svg:height="2.288cm" svg:x="2.333cm" svg:y="4.67cm" presentation:class="outline" presentation:user-transformed="true">
        <draw:text-box>
          <text:list text:style-name="ML3">
            <text:list-item>
              <text:p text:style-name="MP16"><text:span text:style-name="MT10">Klicka här för att ändra format på bakgrundstexten</text:span></text:p>
            </text:list-item>
          </text:list>
        </draw:text-box>
      </draw:frame>
      <draw:frame draw:name="Platshållare för innehåll 3" presentation:style-name="Mpr32" draw:text-style-name="MP15" draw:layer="backgroundobjects" svg:width="14.326cm" svg:height="10.234cm" svg:x="2.333cm" svg:y="6.959cm" presentation:class="outline" presentation:user-transformed="true">
        <draw:text-box>
          <text:list text:style-name="ML4">
            <text:list-item>
              <text:p text:style-name="MP13"><text:span text:style-name="MT5">Klicka här för att ändra format på bakgrundstexten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Nivå två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Nivå tr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text 4" presentation:style-name="Mpr31" draw:text-style-name="MP17" draw:layer="backgroundobjects" svg:width="14.397cm" svg:height="2.288cm" svg:x="17.145cm" svg:y="4.67cm" presentation:class="outline" presentation:user-transformed="true">
        <draw:text-box>
          <text:p text:style-name="MP16"><text:span text:style-name="MT10">Klicka här för att ändra format på bakgrundstexten</text:span></text:p>
        </draw:text-box>
      </draw:frame>
      <draw:frame draw:name="Platshållare för innehåll 5" presentation:style-name="Mpr32" draw:text-style-name="MP15" draw:layer="backgroundobjects" svg:width="14.397cm" svg:height="10.234cm" svg:x="17.145cm" svg:y="6.959cm" presentation:class="outline" presentation:user-transformed="true">
        <draw:text-box>
          <text:list text:style-name="ML4">
            <text:list-item>
              <text:p text:style-name="MP13"><text:span text:style-name="MT5">Klicka här för att ändra format på bakgrundstexten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Nivå två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Nivå tr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datum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Platshållare för sidfot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Platshållare för bildnummer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Jämförelse-title" draw:layer="backgroundobjects" svg:width="0.001cm" svg:height="0.001cm" svg:x="0cm" svg:y="2.123cm" presentation:class="page"/>
        <draw:frame presentation:style-name="Jämförelse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dast_20_rubrik" style:display-name="Endast rubrik" style:page-layout-name="PM1" draw:style-name="Mdp1">
      <loext:theme loext:name="Office-tema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Rubrik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Klicka här för att ändra mall för rubrikformat</text:span></text:p>
        </draw:text-box>
      </draw:frame>
      <draw:frame draw:name="Platshållare för datum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Platshållare för sidfot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Platshållare för bildnummer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Endast_20_rubrik-title" draw:layer="backgroundobjects" svg:width="0.001cm" svg:height="0.001cm" svg:x="0cm" svg:y="2.123cm" presentation:class="page"/>
        <draw:frame presentation:style-name="Endast_20_rubrik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m" style:page-layout-name="PM1" draw:style-name="Mdp1">
      <loext:theme loext:name="Office-tema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Platshållare för datum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Platshållare för sidfot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Platshållare för bildnummer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om-title" draw:layer="backgroundobjects" svg:width="0.001cm" svg:height="0.001cm" svg:x="0cm" svg:y="2.123cm" presentation:class="page"/>
        <draw:frame presentation:style-name="Tom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med_20_bildtext" style:display-name="Text med bildtext" style:page-layout-name="PM1" draw:style-name="Mdp1">
      <loext:theme loext:name="Office-tema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Rubrik 1" presentation:style-name="Mpr43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1">Klicka här för att ändra mall för rubrikformat</text:span></text:p>
        </draw:text-box>
      </draw:frame>
      <draw:frame draw:name="Platshållare för innehåll 2" presentation:style-name="Mpr44" draw:text-style-name="MP18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13"><text:span text:style-name="MT12">Klicka här för att ändra format på bakgrundstexten</text:span></text:p>
              <text:list>
                <text:list-item>
                  <text:p text:style-name="MP14"><text:span text:style-name="MT5">Nivå två</text:span></text:p>
                  <text:list>
                    <text:list-item>
                      <text:p text:style-name="MP14"><text:span text:style-name="MT6">Nivå tre</text:span></text:p>
                      <text:list>
                        <text:list-item>
                          <text:p text:style-name="MP14"><text:span text:style-name="MT7">Nivå fyra</text:span></text:p>
                          <text:list>
                            <text:list-item>
                              <text:p text:style-name="MP14"><text:span text:style-name="MT7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text 3" presentation:style-name="Mpr44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3">Klicka här för att ändra format på bakgrundstexten</text:span></text:p>
        </draw:text-box>
      </draw:frame>
      <draw:frame draw:name="Platshållare för datum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Platshållare för sidfot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Platshållare för bildnummer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ext_20_med_20_bildtext-title" draw:layer="backgroundobjects" svg:width="0.001cm" svg:height="0.001cm" svg:x="0cm" svg:y="2.123cm" presentation:class="page"/>
        <draw:frame presentation:style-name="Text_20_med_20_bildtext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_20_med_20_bildtext" style:display-name="Bild med bildtext" style:page-layout-name="PM1" draw:style-name="Mdp1">
      <loext:theme loext:name="Office-tema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Rubrik 1" presentation:style-name="Mpr48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1">Klicka här för att ändra mall för rubrikformat</text:span></text:p>
        </draw:text-box>
      </draw:frame>
      <draw:frame draw:name="Platshållare för bild 2" presentation:style-name="Bild_20_med_20_bildtext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Platshållare för text 3" presentation:style-name="Mpr49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3">Klicka här för att ändra format på bakgrundstexten</text:span></text:p>
        </draw:text-box>
      </draw:frame>
      <draw:frame draw:name="Platshållare för datum 4" presentation:style-name="Mpr5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Platshållare för sidfot 5" presentation:style-name="Mpr5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Platshållare för bildnummer 6" presentation:style-name="Mpr5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Bild_20_med_20_bildtext-title" draw:layer="backgroundobjects" svg:width="0.001cm" svg:height="0.001cm" svg:x="0cm" svg:y="2.123cm" presentation:class="page"/>
        <draw:frame presentation:style-name="Bild_20_med_20_bildtext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Wahlström, Sofie</meta:initial-creator>
    <meta:editing-cycles>3</meta:editing-cycles>
    <meta:creation-date>2026-01-27T12:31:22</meta:creation-date>
    <dc:date>2026-02-03T15:42:38.052997462</dc:date>
    <meta:editing-duration>PT22M34S</meta:editing-duration>
    <meta:generator>LibreOffice/25.8.4.2$Linux_X86_64 LibreOffice_project/580$Build-2</meta:generator>
    <meta:document-statistic meta:object-count="166"/>
    <meta:user-defined meta:name="AppVersion">16.0000</meta:user-defined>
    <meta:user-defined meta:name="PresentationFormat">Bredbild</meta:user-defined>
    <meta:user-defined meta:name="Slides" meta:value-type="float">8</meta:user-defined>
  </office:meta>
</office:document-meta>
</file>